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A20000094034104C8959976EE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nzel Decorative" svg:font-family="'Cinzel Decorative'" style:font-pitch="variable"/>
    <style:font-face style:name="DejaVu Sans" svg:font-family="'DejaVu Sans'" style:font-family-generic="system" style:font-pitch="variable"/>
    <style:font-face style:name="Figtree Black" svg:font-family="'Figtree Black'" style:font-adornments="Black" style:font-pitch="variable"/>
    <style:font-face style:name="Figtree Black1" svg:font-family="'Figtree Black'" style:font-pitch="variable"/>
    <style:font-face style:name="Jacques Francois" svg:font-family="'Jacques Francoi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000199" loext:decorative="false"/>
    </style:style>
    <style:style style:name="gr2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 loext:decorative="false"/>
    </style:style>
    <style:style style:name="gr3" style:family="graphic" style:parent-style-name="standard">
      <style:graphic-properties draw:stroke="none" draw:fill="solid" draw:fill-color="#e6f7fd" loext:decorative="false"/>
    </style:style>
    <style:style style:name="gr4" style:family="graphic" style:parent-style-name="standard">
      <style:graphic-properties draw:stroke="dash" draw:stroke-dash="stroke-dash9" svg:stroke-width="0.008cm" svg:stroke-color="#231f20" draw:stroke-linejoin="miter" svg:stroke-linecap="butt" draw:fill="none" fo:padding-top="0.004cm" fo:padding-bottom="0.004cm" fo:padding-left="0.004cm" fo:padding-right="0.004cm" loext:decorative="false"/>
    </style:style>
    <style:style style:name="gr5" style:family="graphic" style:parent-style-name="standard">
      <style:graphic-properties draw:stroke="none" svg:stroke-color="#ffffff" draw:fill="none" draw:fill-color="#ffffff" fo:min-height="4.762cm" loext:decorative="false"/>
      <style:paragraph-properties style:writing-mode="lr-tb"/>
    </style:style>
    <style:style style:name="gr6" style:family="graphic" style:parent-style-name="standard">
      <style:graphic-properties draw:stroke="none" svg:stroke-color="#ffffff" draw:fill="none" draw:fill-color="#ffffff" fo:min-height="6.917cm" loext:decorative="false"/>
      <style:paragraph-properties style:writing-mode="lr-tb"/>
    </style:style>
    <style:style style:name="gr7" style:family="graphic" style:parent-style-name="standard">
      <style:graphic-properties draw:stroke="none" svg:stroke-color="#ffffff" draw:fill="none" draw:fill-color="#ffffff" fo:min-height="5.2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9" style:family="graphic" style:parent-style-name="standard">
      <style:graphic-properties draw:stroke="none" svg:stroke-color="#000000" draw:fill="none" draw:fill-color="#ffffff" fo:min-height="1.905cm" loext:decorative="false"/>
      <style:paragraph-properties style:writing-mode="lr-tb"/>
    </style:style>
    <style:style style:name="gr10" style:family="graphic" style:parent-style-name="standard">
      <style:graphic-properties draw:stroke="none" svg:stroke-color="#ffffff" draw:fill="none" draw:fill-color="#ffffff" fo:min-height="1.588cm" loext:decorative="false"/>
      <style:paragraph-properties style:writing-mode="lr-tb"/>
    </style:style>
    <style:style style:name="P1" style:family="paragraph">
      <loext:graphic-properties draw:fill="solid" draw:fill-color="#000199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6f7fd"/>
    </style:style>
    <style:style style:name="P4" style:family="paragraph">
      <loext:graphic-properties draw:fill="none" draw:fill-color="#ffffff"/>
      <style:text-properties fo:color="#ffffff" loext:opacity="100%" style:font-name="Cinzel Decorative" fo:font-size="110pt" style:font-size-asian="110pt" style:font-size-complex="110pt"/>
    </style:style>
    <style:style style:name="P5" style:family="paragraph">
      <loext:graphic-properties draw:fill="none" draw:fill-color="#ffffff"/>
      <style:text-properties fo:color="#ffffff" loext:opacity="100%" style:font-name="Cinzel Decorative" fo:font-size="99.9000015258789pt" style:font-size-asian="100pt" style:font-size-complex="100pt"/>
    </style:style>
    <style:style style:name="P6" style:family="paragraph">
      <loext:graphic-properties draw:fill="none" draw:fill-color="#ffffff"/>
      <style:text-properties fo:color="#ffffff" loext:opacity="100%" style:font-name="Cinzel Decorative" fo:font-size="99.9000015258789pt" fo:font-weight="bold" style:font-size-asian="100pt" style:font-weight-asian="bold" style:font-size-complex="10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ffff" loext:opacity="100%" style:font-name="Figtree Black" fo:font-size="31.8999996185303pt" fo:font-weight="900" style:font-size-asian="32pt" style:font-size-complex="32pt"/>
    </style:style>
    <style:style style:name="P9" style:family="paragraph">
      <loext:graphic-properties draw:fill="none" draw:fill-color="#ffffff"/>
      <style:text-properties fo:color="#ffffff" loext:opacity="100%" style:font-name="Jacques Francois" fo:font-size="17.8999996185303pt" style:font-size-asian="18pt" style:font-size-complex="18pt"/>
    </style:style>
    <style:style style:name="T1" style:family="text">
      <style:text-properties fo:color="#ffffff" loext:opacity="100%" style:font-name="Cinzel Decorative" fo:font-size="90pt" fo:font-weight="bold" style:font-size-asian="90pt" style:font-weight-asian="bold" style:font-size-complex="90pt" style:font-weight-complex="bold"/>
    </style:style>
    <style:style style:name="T2" style:family="text">
      <style:text-properties fo:color="#ffffff" loext:opacity="100%" style:font-name="Cinzel Decorative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ffff" loext:opacity="100%" style:font-name="Cinzel Decorative" fo:font-size="135pt" fo:font-weight="bold" style:font-size-asian="135pt" style:font-weight-asian="bold" style:font-size-complex="135pt" style:font-weight-complex="bold"/>
    </style:style>
    <style:style style:name="T4" style:family="text">
      <style:text-properties fo:color="#ffffff" loext:opacity="100%" style:font-name="Cinzel Decorative" fo:font-size="130pt" fo:font-weight="bold" style:font-size-asian="130pt" style:font-weight-asian="bold" style:font-size-complex="130pt" style:font-weight-complex="bold"/>
    </style:style>
    <style:style style:name="T5" style:family="text">
      <style:text-properties fo:color="#ffffff" loext:opacity="100%" style:font-name="Cinzel Decorative" fo:font-size="100pt" fo:font-weight="bold" style:font-size-asian="100pt" style:font-weight-asian="bold" style:font-size-complex="100pt" style:font-weight-complex="bold"/>
    </style:style>
    <style:style style:name="T6" style:family="text">
      <style:text-properties fo:color="#ffffff" loext:opacity="100%" style:font-name="Figtree Black" fo:font-size="32pt" fo:font-weight="900" style:font-size-asian="32pt" style:font-size-complex="32pt"/>
    </style:style>
    <style:style style:name="T7" style:family="text">
      <style:text-properties fo:color="#ffffff" loext:opacity="100%" style:font-name="Jacques Francois" fo:font-size="18pt" style:font-size-asian="18pt" style:font-size-complex="18pt"/>
    </style:style>
    <style:style style:name="T8" style:family="text">
      <style:text-properties fo:color="#ffffff" loext:opacity="100%" style:font-name="Cinzel Decorativ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628cm" svg:height="26.671cm" svg:x="1.272cm" svg:y="0.633cm" svg:viewBox="0 0 17629 26672" draw:points="0,26672 17629,26672 17629,0 0,0">
          <text:p/>
        </draw:polygon>
        <draw:polygon draw:style-name="gr1" draw:text-style-name="P1" draw:layer="layout" svg:width="14.135cm" svg:height="22.861cm" svg:x="2.86cm" svg:y="2.538cm" svg:viewBox="0 0 14136 22862" draw:points="0,22862 14136,22862 14136,0 0,0">
          <text:p/>
        </draw:polygon>
        <draw:line draw:style-name="gr2" draw:text-style-name="P2" draw:layer="layout" svg:x1="42.862cm" svg:y1="1.271cm" svg:x2="42.862cm" svg:y2="0.509cm">
          <text:p/>
        </draw:line>
        <draw:line draw:style-name="gr2" draw:text-style-name="P2" draw:layer="layout" svg:x1="16.047cm" svg:y1="26.931cm" svg:x2="16.047cm" svg:y2="26.169cm">
          <text:p/>
        </draw:line>
        <draw:line draw:style-name="gr2" draw:text-style-name="P2" draw:layer="layout" svg:x1="44.45cm" svg:y1="1.271cm" svg:x2="44.45cm" svg:y2="0.509cm">
          <text:p/>
        </draw:line>
        <draw:line draw:style-name="gr2" draw:text-style-name="P2" draw:layer="layout" svg:x1="17.627cm" svg:y1="26.931cm" svg:x2="17.627cm" svg:y2="26.169cm">
          <text:p/>
        </draw:line>
        <draw:line draw:style-name="gr2" draw:text-style-name="P2" draw:layer="layout" svg:x1="19.659cm" svg:y1="0.633cm" svg:x2="18.897cm" svg:y2="0.633cm">
          <text:p/>
        </draw:line>
        <draw:line draw:style-name="gr2" draw:text-style-name="P2" draw:layer="layout" svg:x1="19.659cm" svg:y1="2.22cm" svg:x2="18.897cm" svg:y2="2.22cm">
          <text:p/>
        </draw:line>
        <draw:line draw:style-name="gr2" draw:text-style-name="P2" draw:layer="layout" svg:x1="19.659cm" svg:y1="27.303cm" svg:x2="18.897cm" svg:y2="27.303cm">
          <text:p/>
        </draw:line>
        <draw:line draw:style-name="gr2" draw:text-style-name="P2" draw:layer="layout" svg:x1="19.659cm" svg:y1="25.711cm" svg:x2="18.897cm" svg:y2="25.711cm">
          <text:p/>
        </draw:line>
        <draw:polygon draw:style-name="gr3" draw:text-style-name="P3" draw:layer="layout" svg:width="0.199cm" svg:height="0.199cm" svg:x="0.952cm" svg:y="0.499cm" svg:viewBox="0 0 200 200" draw:points="0,200 200,200 200,0 0,0">
          <text:p/>
        </draw:polygon>
        <draw:line draw:style-name="gr4" draw:text-style-name="P2" draw:layer="layout" svg:x1="26.823cm" svg:y1="1.271cm" svg:x2="26.823cm" svg:y2="0.509cm">
          <text:p/>
        </draw:line>
        <draw:line draw:style-name="gr4" draw:text-style-name="P2" draw:layer="layout" svg:x1="0.317cm" svg:y1="27.566cm" svg:x2="0.317cm" svg:y2="26.804cm">
          <text:p/>
        </draw:line>
        <draw:line draw:style-name="gr4" draw:text-style-name="P2" draw:layer="layout" svg:x1="28.093cm" svg:y1="1.271cm" svg:x2="28.093cm" svg:y2="0.509cm">
          <text:p/>
        </draw:line>
        <draw:line draw:style-name="gr4" draw:text-style-name="P2" draw:layer="layout" svg:x1="1.269cm" svg:y1="26.931cm" svg:x2="1.269cm" svg:y2="26.169cm">
          <text:p/>
        </draw:line>
        <draw:line draw:style-name="gr4" draw:text-style-name="P2" draw:layer="layout" svg:x1="24.599cm" svg:y1="1.271cm" svg:x2="24.599cm" svg:y2="0.509cm">
          <text:p/>
        </draw:line>
        <draw:line draw:style-name="gr2" draw:text-style-name="P2" draw:layer="layout" svg:x1="7.924cm" svg:y1="1.77cm" svg:x2="7.924cm" svg:y2="1.008cm">
          <text:p/>
        </draw:line>
        <draw:line draw:style-name="gr2" draw:text-style-name="P2" draw:layer="layout" svg:x1="9.511cm" svg:y1="1.77cm" svg:x2="9.511cm" svg:y2="1.008cm">
          <text:p/>
        </draw:line>
        <draw:line draw:style-name="gr4" draw:text-style-name="P2" draw:layer="layout" svg:x1="23.329cm" svg:y1="1.271cm" svg:x2="23.329cm" svg:y2="0.509cm">
          <text:p/>
        </draw:line>
        <draw:line draw:style-name="gr2" draw:text-style-name="P2" draw:layer="layout" svg:x1="7.924cm" svg:y1="1.77cm" svg:x2="7.162cm" svg:y2="1.77cm">
          <text:p/>
        </draw:line>
        <draw:line draw:style-name="gr2" draw:text-style-name="P2" draw:layer="layout" svg:x1="7.924cm" svg:y1="3.357cm" svg:x2="7.162cm" svg:y2="3.357cm">
          <text:p/>
        </draw:line>
        <draw:frame draw:style-name="gr5" draw:text-style-name="P4" draw:layer="layout" svg:width="14.923cm" svg:height="4.762cm" svg:x="3.51cm" svg:y="10.926cm">
          <draw:text-box>
            <text:p><text:span text:style-name="T1"><text:tab/></text:span><text:span text:style-name="T1">C</text:span><text:span text:style-name="T2">arne</text:span></text:p>
          </draw:text-box>
        </draw:frame>
        <draw:frame draw:style-name="gr6" draw:text-style-name="P5" draw:layer="layout" svg:width="7.085cm" svg:height="6.917cm" svg:x="3.581cm" svg:y="5.293cm">
          <draw:text-box>
            <text:p><text:span text:style-name="T3">T</text:span><text:span text:style-name="T4"><text:tab/></text:span></text:p>
          </draw:text-box>
        </draw:frame>
        <draw:frame draw:style-name="gr7" draw:text-style-name="P6" draw:layer="layout" svg:width="8.154cm" svg:height="5.29cm" svg:x="10.49cm" svg:y="6.545cm">
          <draw:text-box>
            <text:p><text:span text:style-name="T5">da</text:span></text:p>
          </draw:text-box>
        </draw:frame>
        <draw:frame draw:style-name="gr8" draw:text-style-name="P7" draw:layer="layout" svg:width="3.075cm" svg:height="4.29cm" svg:x="7.25cm" svg:y="6.009cm">
          <draw:image xlink:href="Pictures/10000001000006A20000094034104C8959976EE3.png" xlink:type="simple" xlink:show="embed" xlink:actuate="onLoad" draw:mime-type="image/png">
            <text:p/>
          </draw:image>
        </draw:frame>
        <draw:frame draw:style-name="gr9" draw:text-style-name="P8" draw:layer="layout" svg:width="4.128cm" svg:height="1.905cm" svg:x="4.609cm" svg:y="15.871cm">
          <draw:text-box>
            <text:p><text:span text:style-name="T6">.com</text:span></text:p>
          </draw:text-box>
        </draw:frame>
        <draw:frame draw:style-name="gr10" draw:text-style-name="P9" draw:layer="layout" svg:width="13.017cm" svg:height="1.588cm" svg:x="4.693cm" svg:y="22.402cm">
          <draw:text-box>
            <text:p><text:span text:style-name="T7">La Biblia </text:span><text:span text:style-name="T8">NO</text:span><text:span text:style-name="T7"> enseña lo que le dijer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nzel Decorative" svg:font-family="'Cinzel Decorative'" style:font-pitch="variable"/>
    <style:font-face style:name="DejaVu Sans" svg:font-family="'DejaVu Sans'" style:font-family-generic="system" style:font-pitch="variable"/>
    <style:font-face style:name="Figtree Black" svg:font-family="'Figtree Black'" style:font-adornments="Black" style:font-pitch="variable"/>
    <style:font-face style:name="Figtree Black1" svg:font-family="'Figtree Black'" style:font-pitch="variable"/>
    <style:font-face style:name="Jacques Francois" svg:font-family="'Jacques Francoi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9" draw:style="rect" draw:dots1="1" draw:dots1-length="0.036cm" draw:distance="0.036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cm" fo:page-height="30cm" style:print-orientation="portrait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  <dc:date>2023-08-27T12:34:22.767648110</dc:date>
    <dc:creator>Jose Luis Quiroga</dc:creator>
    <meta:editing-duration>PT30M53S</meta:editing-duration>
    <meta:editing-cycles>4</meta:editing-cycles>
    <meta:document-statistic meta:object-count="27"/>
  </office:meta>
</office:document-meta>
</file>